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inwordcount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e Name</text:p>
          </table:table-cell>
          <table:table-cell/>
          <table:table-cell office:value-type="string" calcext:value-type="string">
            <text:p>Count</text:p>
          </table:table-cell>
          <table:table-cell office:value-type="string" calcext:value-type="string">
            <text:p>Line Count</text:p>
          </table:table-cell>
          <table:table-cell office:value-type="string" calcext:value-type="string">
            <text:p>Word Count</text:p>
          </table:table-cell>
          <table:table-cell office:value-type="string" calcext:value-type="string">
            <text:p>Char Count</text:p>
          </table:table-cell>
        </table:table-row>
        <table:table-row table:style-name="ro1">
          <table:table-cell office:value-type="string" calcext:value-type="string">
            <text:p>./f81f0a8863d96799127430d352b8570f.txt</text:p>
          </table:table-cell>
          <table:table-cell office:value-type="string" calcext:value-type="string">
            <text:p>minister</text:p>
          </table:table-cell>
          <table:table-cell office:value-type="float" office:value="16" calcext:value-type="float">
            <text:p>16</text:p>
          </table:table-cell>
          <table:table-cell office:value-type="float" office:value="181" calcext:value-type="float">
            <text:p>181</text:p>
          </table:table-cell>
          <table:table-cell office:value-type="float" office:value="3862" calcext:value-type="float">
            <text:p>3862</text:p>
          </table:table-cell>
          <table:table-cell office:value-type="float" office:value="24029" calcext:value-type="float">
            <text:p>24029</text:p>
          </table:table-cell>
        </table:table-row>
        <table:table-row table:style-name="ro1">
          <table:table-cell office:value-type="string" calcext:value-type="string">
            <text:p>./fea2be6a9c57ddd7026b56029291b080.txt</text:p>
          </table:table-cell>
          <table:table-cell office:value-type="string" calcext:value-type="string">
            <text:p>minister</text:p>
          </table:table-cell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1899" calcext:value-type="float">
            <text:p>1899</text:p>
          </table:table-cell>
          <table:table-cell office:value-type="float" office:value="11247" calcext:value-type="float">
            <text:p>11247</text:p>
          </table:table-cell>
        </table:table-row>
        <table:table-row table:style-name="ro1">
          <table:table-cell office:value-type="string" calcext:value-type="string">
            <text:p>./ea2dc97574e60ecb10171ec08afabeb7.txt</text:p>
          </table:table-cell>
          <table:table-cell office:value-type="string" calcext:value-type="string">
            <text:p>minister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031" calcext:value-type="float">
            <text:p>1031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string" calcext:value-type="string">
            <text:p>./91f0ccb56b3daa6095ac19def910cefb.txt</text:p>
          </table:table-cell>
          <table:table-cell office:value-type="string" calcext:value-type="string">
            <text:p>minister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733" calcext:value-type="float">
            <text:p>733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office:value-type="string" calcext:value-type="string">
            <text:p>./c95f9367f4aaf444cb1d33c3f5f86ea5.txt</text:p>
          </table:table-cell>
          <table:table-cell office:value-type="string" calcext:value-type="string">
            <text:p>minister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office:value-type="float" office:value="1738" calcext:value-type="float">
            <text:p>1738</text:p>
          </table:table-cell>
        </table:table-row>
        <table:table-row table:style-name="ro1">
          <table:table-cell office:value-type="string" calcext:value-type="string">
            <text:p>./2e124b0f8e405b73483fa6364732a868.txt</text:p>
          </table:table-cell>
          <table:table-cell office:value-type="string" calcext:value-type="string">
            <text:p>minister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419" calcext:value-type="float">
            <text:p>419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./75d0df4f758c79db48f58b50ebe100d5.txt</text:p>
          </table:table-cell>
          <table:table-cell office:value-type="string" calcext:value-type="string">
            <text:p>minister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61" calcext:value-type="float">
            <text:p>361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./936767979808b7b3348a18366158559e.txt</text:p>
          </table:table-cell>
          <table:table-cell office:value-type="string" calcext:value-type="string">
            <text:p>minister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72" calcext:value-type="float">
            <text:p>472</text:p>
          </table:table-cell>
          <table:table-cell office:value-type="float" office:value="2742" calcext:value-type="float">
            <text:p>2742</text:p>
          </table:table-cell>
        </table:table-row>
        <table:table-row table:style-name="ro1">
          <table:table-cell office:value-type="string" calcext:value-type="string">
            <text:p>./7e36f66513f6cd8cae045e3e814bedd0.txt</text:p>
          </table:table-cell>
          <table:table-cell office:value-type="string" calcext:value-type="string">
            <text:p>minister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32" calcext:value-type="float">
            <text:p>532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./af9ca261c6e9e3937080a10e9b86b92e.txt</text:p>
          </table:table-cell>
          <table:table-cell office:value-type="string" calcext:value-type="string">
            <text:p>minister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63" calcext:value-type="float">
            <text:p>563</text:p>
          </table:table-cell>
          <table:table-cell office:value-type="float" office:value="3321" calcext:value-type="float">
            <text:p>3321</text:p>
          </table:table-cell>
        </table:table-row>
        <table:table-row table:style-name="ro1">
          <table:table-cell office:value-type="string" calcext:value-type="string">
            <text:p>./edfb973265e499692a7e7c99b53bb0d3.txt</text:p>
          </table:table-cell>
          <table:table-cell office:value-type="string" calcext:value-type="string">
            <text:p>minister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50" calcext:value-type="float">
            <text:p>250</text:p>
          </table:table-cell>
          <table:table-cell office:value-type="float" office:value="1497" calcext:value-type="float">
            <text:p>1497</text:p>
          </table:table-cell>
        </table:table-row>
        <table:table-row table:style-name="ro1">
          <table:table-cell office:value-type="string" calcext:value-type="string">
            <text:p>./b80a31f3407973ba490c659e455f4b2f.txt</text:p>
          </table:table-cell>
          <table:table-cell office:value-type="string" calcext:value-type="string">
            <text:p>minister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10" calcext:value-type="float">
            <text:p>810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office:value-type="string" calcext:value-type="string">
            <text:p>./037160826799e0297a96f68263d6d2f8.txt</text:p>
          </table:table-cell>
          <table:table-cell office:value-type="string" calcext:value-type="string">
            <text:p>minister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56" calcext:value-type="float">
            <text:p>556</text:p>
          </table:table-cell>
          <table:table-cell office:value-type="float" office:value="3406" calcext:value-type="float">
            <text:p>3406</text:p>
          </table:table-cell>
        </table:table-row>
        <table:table-row table:style-name="ro1">
          <table:table-cell office:value-type="string" calcext:value-type="string">
            <text:p>./2d7dbd2c7c8445dc3110e31fc672f76e.txt</text:p>
          </table:table-cell>
          <table:table-cell office:value-type="string" calcext:value-type="string">
            <text:p>minister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32" calcext:value-type="float">
            <text:p>532</text:p>
          </table:table-cell>
          <table:table-cell office:value-type="float" office:value="3250" calcext:value-type="float">
            <text:p>3250</text:p>
          </table:table-cell>
        </table:table-row>
        <table:table-row table:style-name="ro1">
          <table:table-cell office:value-type="string" calcext:value-type="string">
            <text:p>./87dc88a24f7df480f2c2c9446544d997.txt</text:p>
          </table:table-cell>
          <table:table-cell office:value-type="string" calcext:value-type="string">
            <text:p>minister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74" calcext:value-type="float">
            <text:p>474</text:p>
          </table:table-cell>
          <table:table-cell office:value-type="float" office:value="2948" calcext:value-type="float">
            <text:p>2948</text:p>
          </table:table-cell>
        </table:table-row>
        <table:table-row table:style-name="ro1">
          <table:table-cell office:value-type="string" calcext:value-type="string">
            <text:p>./9247bd6f79d83171a7ee9d5369a2f4e5.txt</text:p>
          </table:table-cell>
          <table:table-cell office:value-type="string" calcext:value-type="string">
            <text:p>minister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93" calcext:value-type="float">
            <text:p>593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office:value-type="string" calcext:value-type="string">
            <text:p>./bb89434fca2452888675733c9962240b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60" calcext:value-type="float">
            <text:p>1060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office:value-type="string" calcext:value-type="string">
            <text:p>./8205903d2dac0d551e1fff83188dbeb1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2782" calcext:value-type="float">
            <text:p>2782</text:p>
          </table:table-cell>
          <table:table-cell office:value-type="float" office:value="16491" calcext:value-type="float">
            <text:p>16491</text:p>
          </table:table-cell>
        </table:table-row>
        <table:table-row table:style-name="ro1">
          <table:table-cell office:value-type="string" calcext:value-type="string">
            <text:p>./001a9d2deb7d5d6a3c16f9af810507a3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385" calcext:value-type="float">
            <text:p>1385</text:p>
          </table:table-cell>
          <table:table-cell office:value-type="float" office:value="8594" calcext:value-type="float">
            <text:p>8594</text:p>
          </table:table-cell>
        </table:table-row>
        <table:table-row table:style-name="ro1">
          <table:table-cell office:value-type="string" calcext:value-type="string">
            <text:p>./c167cb1c7a2b9b71e9172e3066cc8f04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851" calcext:value-type="float">
            <text:p>851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office:value-type="string" calcext:value-type="string">
            <text:p>./00904fbc5bd5d5c14ef6500f0a74bf3f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05" calcext:value-type="float">
            <text:p>805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office:value-type="string" calcext:value-type="string">
            <text:p>./c239a4c290db73aff570122c75016cb1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53" calcext:value-type="float">
            <text:p>653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./2c0b21fad3c56dc25bbb2f22de445fe0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45" calcext:value-type="float">
            <text:p>345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./df434559f215146a8f370d9c5f63fd05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90" calcext:value-type="float">
            <text:p>39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./9f340f0d4873fafd595be562dd654916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2522c0ffce1265587a0a58fdc34ba8f4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73084af78d31c8510f761a4043c1ce89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ae568c6a52bc01126c58d62c349dc502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1759f51ff817cb79b678ecd7eed5eaa0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36bb4ec5b181719a389f8ea27a800f2e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eff2227947c2721ea2ae71ec8605bb06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e08f088fc68a6ab313df26818ff82c79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c5e33f4a37e3d6d267b74431c106801d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b5453b3c41447a0d69a7d311c71d888e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e4fe6d221d21b36ad75782028d50ad28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eeefe6571aa0ce0b31b53d959da82ddf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0990a892f86fbd3beb3cbc573711c5fc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b7ad4aca7dc8ca55920e3f234b1f05ef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dcde29a8d68cd507924f370e9c62b54b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8864024010c464d8d0d7981a9b036824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03ad11492456fab2e82278b1b729b392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60c730b4d52b38ca249b5832db439f65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0a3a83c1a276782c116eebfefa94ab8f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9586b4d2962ce68fb8463d7d7d1fb0b6.txt</text:p>
          </table:table-cell>
          <table:table-cell office:value-type="string" calcext:value-type="string">
            <text:p>minist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048d96bf6b3ab3a7f855e600ec0fa1dd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45e104f0fcc9f91ce8e756b51184c834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da44bbd70992b878f086d40fe66d3512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ea84bea228971700d105c94c07c9df31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fec809a72331070254e7290ea71783e3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6d595ae42425ad52272feee25a1826cb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11f811752bc277b8b43f740483506591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129c9d3aee058f95496e75db58253ea4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02c42a4d9b7ea4c343215451eea75dc3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7ba2d4cab789aa4361c0e6ae1cbbced2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12f34347ada8a84168467fdafc496a3d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dbe8657ccc4dadf33fcbb8c54c5d6bc9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969ea9e3e8e356be1b80b2bd76bc519e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15f849f12d90d5e9e794e8f41d4ee443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144116b5d607483a9595e783eaf1abec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613909449418c89d6d477e3757408f5b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65641ece8cec98a9e662d86ea264eed5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1b1ed220f79d8a49e2e0df80afd6958e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f940fea58218af1959c62a5ac05c3a08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cba434d0b07680bcf4cf807605f54737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9d6d547b2e5f0e9b7089e6acc8e0e9e3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195b00674c1311296fb740f068b58311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eda8d1b6b4802c61074dbfd5551fedc7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d5e31ba10deb63e6430bdafb0ade644f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a14991da88a9f97ce8334793a9c6579f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./5928a0e8a03e46472cf6d13c6f538905.txt</text:p>
          </table:table-cell>
          <table:table-cell office:value-type="string" calcext:value-type="string">
            <text:p>minist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minwordcount.A2:minwordcount.AMJ1048572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6T22:08:55.328561671</dc:date>
    <meta:editing-duration>PT3H57M54S</meta:editing-duration>
    <meta:editing-cycles>1</meta:editing-cycles>
    <meta:document-statistic meta:table-count="1" meta:cell-count="287" meta:object-count="0"/>
    <meta:generator>LibreOffice/5.0.6.2$Linux_X86_64 LibreOffice_project/00$Build-2</meta:generator>
  </office:meta>
</office:document-meta>
</file>